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db38" officeooo:paragraph-rsid="0011db38"/>
    </style:style>
    <style:style style:name="P2" style:family="paragraph" style:parent-style-name="Standard">
      <style:text-properties fo:color="#158466" loext:opacity="100%" fo:font-weight="bold" officeooo:rsid="0011db38" officeooo:paragraph-rsid="0011db38" style:font-weight-asian="bold" style:font-weight-complex="bold"/>
    </style:style>
    <style:style style:name="P3" style:family="paragraph" style:parent-style-name="Standard">
      <style:text-properties officeooo:rsid="00141b29" officeooo:paragraph-rsid="00141b29"/>
    </style:style>
    <style:style style:name="P4" style:family="paragraph" style:parent-style-name="Standard">
      <style:text-properties officeooo:rsid="00141b29" officeooo:paragraph-rsid="00168425"/>
    </style:style>
    <style:style style:name="P5" style:family="paragraph" style:parent-style-name="Standard">
      <style:text-properties fo:color="#00a933" loext:opacity="100%" fo:font-weight="bold" officeooo:rsid="0014954d" officeooo:paragraph-rsid="0011db38" style:font-weight-asian="bold" style:font-weight-complex="bold"/>
    </style:style>
    <style:style style:name="P6" style:family="paragraph" style:parent-style-name="Standard">
      <style:text-properties fo:color="#00a933" loext:opacity="100%" fo:font-weight="bold" officeooo:rsid="0018f8fa" officeooo:paragraph-rsid="0018f8fa" style:font-weight-asian="bold" style:font-weight-complex="bold"/>
    </style:style>
    <style:style style:name="P7" style:family="paragraph" style:parent-style-name="Standard">
      <style:text-properties fo:color="#000000" loext:opacity="100%" fo:font-weight="bold" officeooo:rsid="0014954d" officeooo:paragraph-rsid="0011db38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rsid="0018f8fa" officeooo:paragraph-rsid="0018f8fa" style:font-weight-asian="bold" style:font-weight-complex="bold"/>
    </style:style>
    <style:style style:name="P9" style:family="paragraph" style:parent-style-name="Standard">
      <style:text-properties fo:color="#000000" loext:opacity="100%" fo:font-weight="normal" officeooo:rsid="0018f8fa" officeooo:paragraph-rsid="0018f8fa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14954d" officeooo:paragraph-rsid="0011db38" style:font-weight-asian="normal" style:font-weight-complex="normal"/>
    </style:style>
    <style:style style:name="P11" style:family="paragraph" style:parent-style-name="Standard" style:list-style-name="L1">
      <style:text-properties fo:color="#000000" loext:opacity="100%" fo:font-weight="normal" officeooo:rsid="0018f8fa" officeooo:paragraph-rsid="0018f8fa" style:font-weight-asian="normal" style:font-weight-complex="normal"/>
    </style:style>
    <style:style style:name="P12" style:family="paragraph" style:parent-style-name="Standard">
      <style:text-properties fo:color="#000000" loext:opacity="100%" fo:font-weight="normal" officeooo:rsid="0018f8fa" officeooo:paragraph-rsid="0018f8fa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21e46a" officeooo:paragraph-rsid="0021e46a" style:font-weight-asian="normal" style:font-weight-complex="normal"/>
    </style:style>
    <style:style style:name="P14" style:family="paragraph" style:parent-style-name="Standard">
      <style:text-properties fo:color="#000000" loext:opacity="100%" fo:font-weight="normal" officeooo:rsid="00268392" officeooo:paragraph-rsid="00268392" style:font-weight-asian="normal" style:font-weight-complex="normal"/>
    </style:style>
    <style:style style:name="P15" style:family="paragraph" style:parent-style-name="Standard">
      <style:text-properties officeooo:rsid="0021e46a" officeooo:paragraph-rsid="0021e46a"/>
    </style:style>
    <style:style style:name="P16" style:family="paragraph" style:parent-style-name="Standard">
      <style:text-properties officeooo:rsid="00141b29" officeooo:paragraph-rsid="00141b29"/>
    </style:style>
    <style:style style:name="P17" style:family="paragraph" style:parent-style-name="Standard">
      <style:text-properties officeooo:rsid="00141b29" officeooo:paragraph-rsid="0022eb78"/>
    </style:style>
    <style:style style:name="P18" style:family="paragraph">
      <style:paragraph-properties fo:text-align="center"/>
    </style:style>
    <style:style style:name="T1" style:family="text">
      <style:text-properties officeooo:rsid="0014954d"/>
    </style:style>
    <style:style style:name="T2" style:family="text">
      <style:text-properties officeooo:rsid="0016842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23524"/>
    </style:style>
    <style:style style:name="T5" style:family="text">
      <style:text-properties officeooo:rsid="0022eb78"/>
    </style:style>
    <style:style style:name="T6" style:family="text">
      <style:text-properties officeooo:rsid="0024d6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marker-end="Štýl_20_šípky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984cm" fo:min-width="1.98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draw:marker-end="Štýl_20_šípky_20_1" draw:textarea-horizontal-align="justify" draw:textarea-vertical-align="middle" draw:auto-grow-height="false" fo:min-height="1.984cm" fo:min-width="1.98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MANDS&gt;&gt;NextJS</text:p>
      <text:p text:style-name="P2"/>
      <text:p text:style-name="P2"/>
      <text:p text:style-name="P1"/>
      <text:p text:style-name="P1">ls <text:s text:c="37"/><text:tab/><text:tab/><text:tab/><text:tab/>%obsah directory <text:span text:style-name="T1">(suborova cesta)</text:span></text:p>
      <text:p text:style-name="P1">cd Dokumenty/Dev <text:s text:c="9"/><text:tab/><text:tab/><text:tab/><text:tab/>%<text:span text:style-name="T2">vay to documents</text:span></text:p>
      <text:p text:style-name="P3">npm run dev <text:s text:c="20"/><text:tab/><text:tab/><text:tab/><text:tab/>%server runn <text:span text:style-name="T2">in developer mod</text:span></text:p>
      <text:p text:style-name="P4">npm run <text:span text:style-name="T2">build <text:s text:c="18"/><text:tab/><text:tab/><text:tab/><text:tab/>%server runn as complet project</text:span> </text:p>
      <text:p text:style-name="P15">git init<text:tab/><text:tab/><text:tab/> <text:s text:c="6"/><text:tab/><text:tab/><text:tab/><text:tab/>%inicializacia GitHub (zapojenie Git)</text:p>
      <text:p text:style-name="P15">git branch -m &lt;add name&gt;<text:tab/><text:tab/><text:tab/><text:tab/>%<text:span text:style-name="T5">zadanie mena na inicializaciu benchmarku</text:span></text:p>
      <text:p text:style-name="P3">git config --globa user.name "<text:span text:style-name="T4">user name</text:span>"<text:tab/><text:tab/>%<text:span text:style-name="T4">zadanie prihlasovacieho mena </text:span></text:p>
      <text:p text:style-name="P17">git config --globa user.email "<text:span text:style-name="T4">email</text:span>"<text:tab/><text:tab/><text:tab/>%<text:span text:style-name="T4">zadanie prihlasovacieho </text:span><text:span text:style-name="T5">emailu</text:span><text:span text:style-name="T4"> </text:span></text:p>
      <text:p text:style-name="P17">git remote add origin &lt;<text:span text:style-name="T4">url</text:span>&gt;<text:tab/><text:tab/><text:tab/><text:tab/>%<text:span text:style-name="T4">zadanie </text:span><text:span text:style-name="T5">url nasho githubu</text:span></text:p>
      <text:p text:style-name="P3">git remote -v<text:tab/><text:tab/><text:tab/><text:tab/><text:tab/><text:tab/>%<text:span text:style-name="T6">skontroluje verziu v ktorej pracujem</text:span><text:span text:style-name="T5"> </text:span></text:p>
      <text:p text:style-name="P3">git add .<text:tab/><text:tab/><text:tab/><text:tab/><text:tab/><text:tab/>%<text:span text:style-name="T6">vlozenie aktualne zlozky</text:span><text:span text:style-name="T5"> na GitHub</text:span></text:p>
      <text:p text:style-name="P3">git commit -m „<text:span text:style-name="T5">name</text:span>“ <text:tab/><text:tab/><text:tab/><text:tab/>%<text:span text:style-name="T5">ulozenie danej verzie kodu na GitHub</text:span></text:p>
      <text:p text:style-name="P3"/>
      <text:p text:style-name="P3"/>
      <text:p text:style-name="P3"/>
      <text:p text:style-name="P3"/>
      <text:p text:style-name="P5">WEBS TO HELP</text:p>
      <text:p text:style-name="P7"><text:a xlink:type="simple" xlink:href="https://mui.com/material-ui/getting-started/installation/" text:style-name="Internet_20_link" text:visited-style-name="Visited_20_Internet_20_Link"><text:span text:style-name="T3">https://mui.com/material-ui/getting-started/installation/</text:span></text:a></text:p>
      <text:p text:style-name="P10"/>
      <text:p text:style-name="P6">ROUTING</text:p>
      <text:p text:style-name="P9">container – tvori „resposibilitu“ stranky</text:p>
      <text:p text:style-name="P9">typography – ako p element v html</text:p>
      <text:p text:style-name="P8"/>
      <text:p text:style-name="P8"><text:tab/>ezervovane nazvy&gt;</text:p>
      <text:list text:style-name="L1">
        <text:list-item>
          <text:p text:style-name="P11">page.tsx</text:p>
        </text:list-item>
        <text:list-item>
          <text:p text:style-name="P11">layout.tsx</text:p>
        </text:list-item>
        <text:list-item>
          <text:p text:style-name="P11">not-ount.tsx</text:p>
        </text:list-item>
      </text:list>
      <text:p text:style-name="P9"/>
      <text:p text:style-name="P13">Git – uklada jedlotive casti projektu priebezne</text:p>
      <text:p text:style-name="P13"/>
      <text:p text:style-name="P14"><draw:custom-shape text:anchor-type="paragraph" draw:z-index="0" draw:name="Útvar 1" draw:style-name="gr3" draw:text-style-name="P18" svg:width="1.985cm" svg:height="1.985cm" svg:x="-0.046cm" svg:y="1.161cm"><text:p text:style-name="P18">git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Útvar 2" draw:style-name="gr2" draw:text-style-name="P18" svg:width="1.985cm" svg:height="1.985cm" svg:x="3.976cm" svg:y="1.187cm"><text:p text:style-name="P18">GitHub</text:p><draw:enhanced-geometry svg:viewBox="0 0 21600 21600" draw:type="rectangle" draw:enhanced-path="M 0 0 L 21600 0 21600 21600 0 21600 0 0 Z N"/></draw:custom-shape><draw:custom-shape text:anchor-type="paragraph" draw:z-index="2" draw:name="Útvar 3" draw:style-name="gr2" draw:text-style-name="P18" svg:width="1.985cm" svg:height="1.985cm" svg:x="8.262cm" svg:y="1.161cm"><text:p text:style-name="P18">IP vercel</text:p><draw:enhanced-geometry svg:viewBox="0 0 21600 21600" draw:type="rectangle" draw:enhanced-path="M 0 0 L 21600 0 21600 21600 0 21600 0 0 Z N"/></draw:custom-shape><draw:line text:anchor-type="paragraph" draw:z-index="3" draw:name="Vodorovná čiara 1" draw:style-name="gr1" draw:text-style-name="P18" svg:x1="1.939cm" svg:y1="2.193cm" svg:x2="3.844cm" svg:y2="2.193cm"><text:p/></draw:line><draw:line text:anchor-type="paragraph" draw:z-index="4" draw:name="Vodorovná čiara 2" draw:style-name="gr1" draw:text-style-name="P18" svg:x1="5.96cm" svg:y1="2.14cm" svg:x2="7.997cm" svg:y2="2.14cm"><text:p/></draw:line>Postup spustenia veb applikacie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Štýl_20_šípky_20_1" draw:display-name="Štýl šípky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52:20.811512107</meta:creation-date>
    <dc:date>2024-09-23T12:30:37.029762089</dc:date>
    <meta:editing-duration>PT2H9M44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24" meta:word-count="130" meta:character-count="1051" meta:non-whitespace-character-count="806"/>
  </office:meta>
</office:document-meta>
</file>